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9" style:family="table-cell" style:parent-style-name="Default" style:data-style-name="N37">
      <style:text-properties style:text-position="" style:text-underline-style="none"/>
    </style:style>
    <style:style style:name="ce3" style:family="table-cell" style:parent-style-name="Default" style:data-style-name="N37">
      <style:text-properties style:text-position=""/>
    </style:style>
    <style:style style:name="ce5" style:family="table-cell" style:parent-style-name="Default">
      <style:text-properties style:text-position="" style:text-underline-style="none"/>
    </style:style>
    <style:style style:name="ce6" style:family="table-cell" style:parent-style-name="Default" style:data-style-name="N37"/>
    <style:style style:name="ce7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9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9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4">
            <text:p>14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5">
            <text:p>15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8">
            <text:p>18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9">
            <text:p>19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1">
            <text:p>21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2">
            <text:p>22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5">
            <text:p>25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6">
            <text:p>26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7">
            <text:p>27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8">
            <text:p>28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9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113])" office:value-type="float" office:value="366">
            <text:p>366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6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16">
            <text:p>16/05/12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8">
            <text:p>18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9">
            <text:p>19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6-22">
            <text:p>2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7-02">
            <text:p>02/07/12</text:p>
          </table:table-cell>
          <table:table-cell office:value-type="float" office:value="2">
            <text:p>2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7" table:formula="of:=SUM([.C2:.C36])" office:value-type="float" office:value="32">
            <text:p>32</text:p>
          </table:table-cell>
        </table:table-row>
      </table:table>
      <table:table table:name="Memoria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3">
            <text:p>13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</table:table-row>
        <table:table-row table:style-name="ro1" table:number-rows-repeated="18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36])" office:value-type="float" office:value="44">
            <text:p>44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366">
            <text:p>366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32">
            <text:p>32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44">
            <text:p>4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590">
            <text:p>5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3/07/2012</text:date>, <text:time>11:37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7-03T11:37:25</dc:date>
    <meta:editing-duration>PT1H39M15S</meta:editing-duration>
    <meta:editing-cycles>128</meta:editing-cycles>
    <meta:generator>LibreOffice/3.4$Unix LibreOffice_project/340m1$Build-602</meta:generator>
    <meta:document-statistic meta:table-count="5" meta:cell-count="391" meta:object-count="0"/>
  </office:meta>
</office:document-meta>
</file>